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15E00000054D312DA83BF09D31F.png" manifest:media-type="image/png"/>
  <manifest:file-entry manifest:full-path="Pictures/100000000000019C00000070FFA82BD7397F927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 fo:min-height="0.6cm" fo:min-width="0.35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65cm" fo:min-width="1.7cm"/>
    </style:style>
    <style:style style:name="gr5" style:family="graphic" style:parent-style-name="standard">
      <style:graphic-properties draw:fill-color="#ff972f" draw:textarea-horizontal-align="justify" draw:textarea-vertical-align="middle" draw:auto-grow-height="false" fo:min-height="0.5cm" fo:min-width="0.25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0.323cm" fo:min-width="1.341cm"/>
    </style:style>
    <style:style style:name="gr8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9" style:family="graphic" style:parent-style-name="standard">
      <style:graphic-properties draw:fill="solid" draw:fill-color="#ff0000" draw:textarea-horizontal-align="justify" draw:textarea-vertical-align="middle" draw:auto-grow-height="false" fo:min-height="0.6cm" fo:min-width="0.35cm"/>
    </style:style>
    <style:style style:name="gr10" style:family="graphic" style:parent-style-name="standard">
      <style:graphic-properties draw:fill-color="#ff972f" draw:textarea-horizontal-align="justify" draw:textarea-vertical-align="middle" draw:auto-grow-height="false" fo:min-height="0.67cm" fo:min-width="1.34cm"/>
    </style:style>
    <style:style style:name="gr11" style:family="graphic" style:parent-style-name="objectwithoutfill">
      <style:graphic-properties svg:stroke-color="#ff0000" draw:marker-end="Arrow" draw:marker-end-width="0.3cm" draw:fill="solid" draw:fill-color="#ff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972f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0.9cm" svg:height="2.962cm" svg:x="1.1cm" svg:y="1cm">
          <draw:image xlink:href="Pictures/100000000000019C00000070FFA82BD7397F9277.png" xlink:type="simple" xlink:show="embed" xlink:actuate="onLoad" loext:mime-type="image/png">
            <text:p/>
          </draw:image>
        </draw:frame>
        <draw:frame draw:style-name="gr1" draw:text-style-name="P1" draw:layer="layout" svg:width="9.259cm" svg:height="2.222cm" svg:x="2cm" svg:y="4.9cm">
          <draw:image xlink:href="Pictures/100000000000015E00000054D312DA83BF09D31F.png" xlink:type="simple" xlink:show="embed" xlink:actuate="onLoad" loext:mime-type="image/png">
            <text:p/>
          </draw:image>
        </draw:frame>
        <draw:g>
          <draw:custom-shape draw:style-name="gr2" draw:text-style-name="P2" xml:id="id1" draw:id="id1" draw:layer="layout" svg:width="1.2cm" svg:height="1.2cm" svg:x="2.475cm" svg:y="24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" draw:id="id2" draw:layer="layout" svg:width="1.2cm" svg:height="1.2cm" svg:x="11.45cm" svg:y="24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3.675cm" svg:y1="25.254cm" svg:x2="11.45cm" svg:y2="25.254cm" draw:start-shape="id1" draw:start-glue-point="10" draw:end-shape="id2" draw:end-glue-point="6" svg:d="M3675 25254h7775" svg:viewBox="0 0 7776 1">
            <text:p/>
          </draw:connector>
          <draw:custom-shape draw:style-name="gr2" draw:text-style-name="P2" xml:id="id3" draw:id="id3" draw:layer="layout" svg:width="1.2cm" svg:height="1.2cm" svg:x="2.475cm" svg:y="2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curve" draw:line-skew="-2.163cm" svg:x1="3.675cm" svg:y1="21.1cm" svg:x2="11.45cm" svg:y2="25.254cm" draw:start-shape="id3" draw:start-glue-point="10" draw:end-shape="id2" draw:end-glue-point="6" svg:d="M3675 21100c2587 0-1300 4154 7775 4154" svg:viewBox="0 0 7776 4155">
            <text:p/>
          </draw:connector>
          <draw:custom-shape draw:style-name="gr4" draw:text-style-name="P4" draw:layer="layout" svg:width="2.2cm" svg:height="0.9cm" svg:x="7.761cm" svg:y="24.74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5cm" svg:height="1.5cm" svg:x="6.2cm" svg:y="2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2" draw:text-style-name="P2" xml:id="id4" draw:id="id4" draw:layer="layout" svg:width="1.2cm" svg:height="1.2cm" svg:x="2.7cm" svg:y="15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" draw:id="id5" draw:layer="layout" svg:width="1.2cm" svg:height="1.2cm" svg:x="11.75cm" svg:y="15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6" draw:id="id6" draw:layer="layout" svg:width="1.2cm" svg:height="1.2cm" svg:x="11.8cm" svg:y="1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3.9cm" svg:y1="16.254cm" svg:x2="11.75cm" svg:y2="16.254cm" draw:start-shape="id4" draw:start-glue-point="10" draw:end-shape="id5" draw:end-glue-point="6" svg:d="M3900 16254h7850" svg:viewBox="0 0 7851 1">
            <text:p/>
          </draw:connector>
          <draw:connector draw:style-name="gr6" draw:text-style-name="P3" draw:layer="layout" draw:type="line" svg:x1="12.35cm" svg:y1="15.654cm" svg:x2="12.4cm" svg:y2="11.6cm" draw:start-shape="id5" draw:start-glue-point="4" draw:end-shape="id6" draw:end-glue-point="8" svg:d="M12350 15654l50-4054" svg:viewBox="0 0 51 4055">
            <text:p/>
          </draw:connector>
          <draw:custom-shape draw:style-name="gr4" draw:text-style-name="P4" draw:layer="layout" svg:width="2.2cm" svg:height="0.9cm" svg:x="6.7cm" svg:y="15.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2cm" svg:height="0.9cm" svg:x="12.6cm" svg:y="12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2cm" svg:height="0.9cm" svg:x="10cm" svg:y="12.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5cm" svg:height="1.5cm" svg:x="12.5cm" svg:y="13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5" draw:layer="layout" svg:width="1.5cm" svg:height="1.5cm" svg:x="9.1cm" svg:y="16.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2" xml:id="id7" draw:id="id7" draw:layer="layout" svg:width="1.2cm" svg:height="1.2cm" svg:x="2.6cm" svg:y="1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3.8cm" svg:y1="11cm" svg:x2="11.8cm" svg:y2="11cm" draw:start-shape="id7" draw:start-glue-point="10" draw:end-shape="id6" draw:end-glue-point="6" svg:d="M3800 11000h8000" svg:viewBox="0 0 8001 1">
            <text:p/>
          </draw:connector>
          <draw:custom-shape draw:style-name="gr7" draw:text-style-name="P4" draw:layer="layout" svg:width="1.841cm" svg:height="0.573cm" svg:x="4.9cm" svg:y="10.2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841cm" svg:height="0.573cm" svg:x="4.9cm" svg:y="11.12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841cm" svg:height="0.573cm" svg:x="7.159cm" svg:y="10.2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1.841cm" svg:height="0.573cm" svg:x="7.159cm" svg:y="11.12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5cm" svg:height="1.5cm" svg:x="9.5cm" svg:y="9.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5" draw:layer="layout" svg:width="1.5cm" svg:height="1.5cm" svg:x="9.7cm" svg:y="9.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5" draw:layer="layout" svg:width="1.5cm" svg:height="1.5cm" svg:x="9.9cm" svg:y="9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2" draw:text-style-name="P2" xml:id="id8" draw:id="id8" draw:layer="layout" svg:width="1.2cm" svg:height="1.2cm" svg:x="17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9" draw:id="id9" draw:layer="layout" svg:width="1.2cm" svg:height="1.2cm" svg:x="26.0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0" draw:id="id10" draw:layer="layout" svg:width="1.2cm" svg:height="1.2cm" svg:x="26.1cm" svg:y="12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8.2cm" svg:y1="18.6cm" svg:x2="26.05cm" svg:y2="18.6cm" draw:start-shape="id8" draw:start-glue-point="10" draw:end-shape="id9" draw:end-glue-point="6" svg:d="M18200 18600h7850" svg:viewBox="0 0 7851 1">
            <text:p/>
          </draw:connector>
          <draw:connector draw:style-name="gr6" draw:text-style-name="P3" draw:layer="layout" draw:type="line" svg:x1="26.65cm" svg:y1="18cm" svg:x2="26.7cm" svg:y2="13.946cm" draw:start-shape="id9" draw:start-glue-point="4" draw:end-shape="id10" draw:end-glue-point="8" svg:d="M26650 18000l50-4054" svg:viewBox="0 0 51 4055">
            <text:p/>
          </draw:connector>
          <draw:custom-shape draw:style-name="gr2" draw:text-style-name="P2" xml:id="id11" draw:id="id11" draw:layer="layout" svg:width="1.2cm" svg:height="1.2cm" svg:x="16.9cm" svg:y="12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8.1cm" svg:y1="13.346cm" svg:x2="26.1cm" svg:y2="13.346cm" draw:start-shape="id11" draw:start-glue-point="10" draw:end-shape="id10" draw:end-glue-point="6" svg:d="M18100 13346h8000" svg:viewBox="0 0 8001 1">
            <text:p/>
          </draw:connector>
        </draw:g>
        <draw:g>
          <draw:connector draw:style-name="gr3" draw:text-style-name="P3" draw:layer="layout" draw:type="line" svg:x1="24.1cm" svg:y1="28.65cm" svg:x2="26.75cm" svg:y2="26.7cm" draw:start-shape="id12" draw:start-glue-point="7" draw:end-shape="id13" draw:end-glue-point="6" svg:d="M24100 28650l2650-1950" svg:viewBox="0 0 2651 1951">
            <text:p/>
          </draw:connector>
          <draw:custom-shape draw:style-name="gr5" draw:text-style-name="P5" xml:id="id13" draw:id="id13" draw:layer="layout" svg:width="1.5cm" svg:height="1.5cm" svg:x="26cm" svg:y="25.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5" xml:id="id12" draw:id="id12" draw:layer="layout" svg:width="1.5cm" svg:height="1.5cm" svg:x="22.6cm" svg:y="27.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3" draw:text-style-name="P3" draw:layer="layout" draw:type="line" svg:x1="24.9cm" svg:y1="21.75cm" svg:x2="26.75cm" svg:y2="25.2cm" draw:start-shape="id14" draw:start-glue-point="7" draw:end-shape="id13" draw:end-glue-point="4" svg:d="M24900 21750l1850 3450" svg:viewBox="0 0 1851 3451">
            <text:p/>
          </draw:connector>
          <draw:custom-shape draw:style-name="gr5" draw:text-style-name="P5" xml:id="id14" draw:id="id14" draw:layer="layout" svg:width="1.5cm" svg:height="1.5cm" svg:x="23.4cm" svg:y="2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4" draw:layer="layout" svg:width="1.841cm" svg:height="0.573cm" svg:x="23.259cm" svg:y="21.4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15" draw:id="id15" draw:layer="layout" svg:width="1.2cm" svg:height="1.2cm" svg:x="12.7cm" svg:y="25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6" draw:id="id16" draw:layer="layout" svg:width="1.2cm" svg:height="1.2cm" svg:x="21.675cm" svg:y="25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3.9cm" svg:y1="26.454cm" svg:x2="21.675cm" svg:y2="26.454cm" draw:start-shape="id15" draw:start-glue-point="10" draw:end-shape="id16" draw:end-glue-point="6" svg:d="M13900 26454h7775" svg:viewBox="0 0 7776 1">
            <text:p/>
          </draw:connector>
          <draw:custom-shape draw:style-name="gr2" draw:text-style-name="P2" xml:id="id17" draw:id="id17" draw:layer="layout" svg:width="1.2cm" svg:height="1.2cm" svg:x="12.7cm" svg:y="21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curve" draw:line-skew="-2.163cm" svg:x1="13.9cm" svg:y1="22.3cm" svg:x2="21.675cm" svg:y2="26.454cm" draw:start-shape="id17" draw:start-glue-point="10" draw:end-shape="id16" draw:end-glue-point="6" svg:d="M13900 22300c2587 0-1300 4154 7775 4154" svg:viewBox="0 0 7776 4155">
            <text:p/>
          </draw:connector>
        </draw:g>
        <draw:g>
          <draw:custom-shape draw:style-name="gr2" draw:text-style-name="P2" xml:id="id18" draw:id="id18" draw:layer="layout" svg:width="1.2cm" svg:height="1.2cm" svg:x="6cm" svg:y="36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1" draw:id="id21" draw:layer="layout" svg:width="1.2cm" svg:height="1.2cm" svg:x="13.5cm" svg:y="3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3" draw:layer="layout" draw:type="line" svg:x1="7.2cm" svg:y1="36.754cm" svg:x2="8.8cm" svg:y2="34.8cm" draw:start-shape="id18" draw:start-glue-point="10" draw:end-shape="id19" draw:end-glue-point="6" svg:d="M7200 36754l1600-1954" svg:viewBox="0 0 1601 1955">
            <text:p/>
          </draw:connector>
          <draw:custom-shape draw:style-name="gr2" draw:text-style-name="P2" xml:id="id20" draw:id="id20" draw:layer="layout" svg:width="1.2cm" svg:height="1.2cm" svg:x="6cm" svg:y="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3" draw:layer="layout" draw:type="line" svg:x1="7.2cm" svg:y1="32.6cm" svg:x2="8.8cm" svg:y2="34.8cm" draw:start-shape="id20" draw:start-glue-point="10" draw:end-shape="id19" draw:end-glue-point="6" svg:d="M7200 32600l1600 2200" svg:viewBox="0 0 1601 2201">
            <text:p/>
          </draw:connector>
          <draw:custom-shape draw:style-name="gr9" draw:text-style-name="P6" xml:id="id19" draw:id="id19" draw:layer="layout" svg:width="1.2cm" svg:height="1.2cm" svg:x="8.8cm" svg:y="3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0cm" svg:y1="34.8cm" svg:x2="13.5cm" svg:y2="34.8cm" draw:start-shape="id19" draw:start-glue-point="10" draw:end-shape="id21" draw:end-glue-point="6" svg:d="M10000 34800h3500" svg:viewBox="0 0 3501 1">
            <text:p/>
          </draw:connector>
        </draw:g>
        <draw:g>
          <draw:g>
            <draw:custom-shape draw:style-name="gr2" draw:text-style-name="P2" xml:id="id22" draw:id="id22" draw:layer="layout" svg:width="1.2cm" svg:height="1.2cm" svg:x="19.3cm" svg:y="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xml:id="id23" draw:id="id23" draw:layer="layout" svg:width="1.2cm" svg:height="1.2cm" svg:x="28.35cm" svg:y="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xml:id="id24" draw:id="id24" draw:layer="layout" svg:width="1.2cm" svg:height="1.2cm" svg:x="28.4cm" svg:y="-1.5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3" draw:layer="layout" draw:type="line" svg:x1="20.5cm" svg:y1="4.3cm" svg:x2="28.35cm" svg:y2="4.3cm" draw:start-shape="id22" draw:start-glue-point="10" draw:end-shape="id23" draw:end-glue-point="6" svg:d="M20500 4300h7850" svg:viewBox="0 0 7851 1">
              <text:p/>
            </draw:connector>
            <draw:connector draw:style-name="gr6" draw:text-style-name="P3" draw:layer="layout" draw:type="line" svg:x1="28.95cm" svg:y1="3.7cm" svg:x2="29cm" svg:y2="-0.354cm" draw:start-shape="id23" draw:start-glue-point="4" draw:end-shape="id24" draw:end-glue-point="8" svg:d="M28950 3700l50-4054" svg:viewBox="0 0 51 4055">
              <text:p/>
            </draw:connector>
            <draw:custom-shape draw:style-name="gr2" draw:text-style-name="P2" xml:id="id25" draw:id="id25" draw:layer="layout" svg:width="1.2cm" svg:height="1.2cm" svg:x="19.2cm" svg:y="-1.5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3" draw:layer="layout" draw:type="line" svg:x1="20.4cm" svg:y1="-0.954cm" svg:x2="28.4cm" svg:y2="-0.954cm" draw:start-shape="id25" draw:start-glue-point="10" draw:end-shape="id24" draw:end-glue-point="6" svg:d="M20400-954h8000" svg:viewBox="0 0 8001 1">
              <text:p/>
            </draw:connector>
          </draw:g>
          <draw:custom-shape draw:style-name="gr10" draw:text-style-name="P5" xml:id="id28" draw:id="id28" draw:layer="layout" svg:width="2.6cm" svg:height="1.3cm" svg:x="22.7cm" svg:y="-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27" draw:id="id27" draw:layer="layout" svg:width="2.6cm" svg:height="1.3cm" svg:x="27.7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26" draw:id="id26" draw:layer="layout" svg:width="2.6cm" svg:height="1.3cm" svg:x="22.9cm" svg:y="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6" draw:layer="layout" draw:type="line" svg:x1="25.5cm" svg:y1="4.25cm" svg:x2="29cm" svg:y2="2.3cm" draw:start-shape="id26" draw:start-glue-point="10" draw:end-shape="id27" draw:end-glue-point="8" svg:d="M25500 4250l3500-1950" svg:viewBox="0 0 3501 1951">
            <text:p/>
          </draw:connector>
          <draw:connector draw:style-name="gr11" draw:text-style-name="P6" draw:layer="layout" draw:type="line" svg:x1="25.3cm" svg:y1="-0.95cm" svg:x2="29cm" svg:y2="1cm" draw:start-shape="id28" draw:start-glue-point="10" draw:end-shape="id27" draw:end-glue-point="4" svg:d="M25300-950l3700 1950" svg:viewBox="0 0 3701 1951">
            <text:p/>
          </draw:connector>
        </draw:g>
        <draw:g>
          <draw:g>
            <draw:custom-shape draw:style-name="gr2" draw:text-style-name="P2" xml:id="id29" draw:id="id29" draw:layer="layout" svg:width="1.2cm" svg:height="1.2cm" svg:x="30.3cm" svg:y="10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xml:id="id30" draw:id="id30" draw:layer="layout" svg:width="1.2cm" svg:height="1.2cm" svg:x="39.35cm" svg:y="10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xml:id="id31" draw:id="id31" draw:layer="layout" svg:width="1.2cm" svg:height="1.2cm" svg:x="39.4cm" svg:y="5.2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3" draw:layer="layout" draw:type="line" svg:x1="31.5cm" svg:y1="11.1cm" svg:x2="39.35cm" svg:y2="11.1cm" draw:start-shape="id29" draw:start-glue-point="10" draw:end-shape="id30" draw:end-glue-point="6" svg:d="M31500 11100h7850" svg:viewBox="0 0 7851 1">
              <text:p/>
            </draw:connector>
            <draw:connector draw:style-name="gr6" draw:text-style-name="P3" draw:layer="layout" draw:type="line" svg:x1="39.95cm" svg:y1="10.5cm" svg:x2="40cm" svg:y2="6.446cm" draw:start-shape="id30" draw:start-glue-point="4" draw:end-shape="id31" draw:end-glue-point="8" svg:d="M39950 10500l50-4054" svg:viewBox="0 0 51 4055">
              <text:p/>
            </draw:connector>
            <draw:custom-shape draw:style-name="gr2" draw:text-style-name="P2" xml:id="id32" draw:id="id32" draw:layer="layout" svg:width="1.2cm" svg:height="1.2cm" svg:x="30.2cm" svg:y="5.2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3" draw:layer="layout" draw:type="line" svg:x1="31.4cm" svg:y1="5.846cm" svg:x2="39.4cm" svg:y2="5.846cm" draw:start-shape="id32" draw:start-glue-point="10" draw:end-shape="id31" draw:end-glue-point="6" svg:d="M31400 5846h8000" svg:viewBox="0 0 8001 1">
              <text:p/>
            </draw:connector>
          </draw:g>
          <draw:custom-shape draw:style-name="gr10" draw:text-style-name="P5" xml:id="id35" draw:id="id35" draw:layer="layout" svg:width="2.6cm" svg:height="1.3cm" svg:x="33.7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34" draw:id="id34" draw:layer="layout" svg:width="2.6cm" svg:height="1.3cm" svg:x="38.7cm" svg:y="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xml:id="id33" draw:id="id33" draw:layer="layout" svg:width="2.6cm" svg:height="1.3cm" svg:x="33.9cm" svg:y="1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6" draw:layer="layout" draw:type="line" svg:x1="36.5cm" svg:y1="11.05cm" svg:x2="40cm" svg:y2="9.1cm" draw:start-shape="id33" draw:start-glue-point="10" draw:end-shape="id34" draw:end-glue-point="8" svg:d="M36500 11050l3500-1950" svg:viewBox="0 0 3501 1951">
            <text:p/>
          </draw:connector>
          <draw:connector draw:style-name="gr11" draw:text-style-name="P6" draw:layer="layout" draw:type="line" svg:x1="36.3cm" svg:y1="5.85cm" svg:x2="40cm" svg:y2="7.8cm" draw:start-shape="id35" draw:start-glue-point="10" draw:end-shape="id34" draw:end-glue-point="4" svg:d="M36300 5850l3700 1950" svg:viewBox="0 0 3701 1951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2-07T05:09:40.368079129</meta:creation-date>
    <dc:date>2020-12-07T07:57:04.862320874</dc:date>
    <meta:editing-duration>PT1H14M40S</meta:editing-duration>
    <meta:editing-cycles>1</meta:editing-cycles>
    <meta:document-statistic meta:object-count="87"/>
    <meta:generator>LibreOffice/6.3.6.2$Linux_X86_64 LibreOffice_project/30$Build-2</meta:generator>
  </office:meta>
</office:document-meta>
</file>